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0c0eed"/>
    </style:style>
    <style:style style:name="P2" style:family="paragraph" style:parent-style-name="Text_20_body_20_indent_20_Organon">
      <style:text-properties officeooo:paragraph-rsid="000c0eed" fo:background-color="transparent"/>
    </style:style>
    <style:style style:name="P3" style:family="paragraph" style:parent-style-name="Text_20_body_20_indent_20_Organon">
      <style:text-properties officeooo:paragraph-rsid="000d5c08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0eed"/>
    </style:style>
    <style:style style:name="T3" style:family="text">
      <style:text-properties fo:language="en" fo:country="US" fo:background-color="#ff3333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3">
        <text:h text:style-name="Heading_20_4" text:outline-level="4">Cross-references</text:h>
        <text:p text:style-name="P1"><text:bookmark text:name="result_box"/><text:span text:style-name="T1">Cross-references in Organon </text:span><text:span text:style-name="T2">can</text:span><text:span text:style-name="T1"> be created and used </text:span><text:span text:style-name="T2">in</text:span><text:span text:style-name="T1"> the usual manner </text:span><text:span text:style-name="T2">of</text:span><text:span text:style-name="T1"> Writer.<text:line-break/></text:span><text:span text:style-name="T2">They are u</text:span><text:span text:style-name="T1">pdated with F9. Also cross-references in imported<text:line-break/></text:span><text:span text:style-name="T2">f</text:span><text:span text:style-name="T1">iles are detected and integrated. Furthermore Organon jumps at a mouse click<text:line-break/></text:span><text:span text:style-name="T2">on a</text:span><text:span text:style-name="T1"> reference to the reference target.<text:line-break/><text:line-break/></text:span></text:p>
        <text:section text:style-name="Sect2" text:name="Bereich1">
          <text:p text:style-name="P2"><text:span text:style-name="T1"/></text:p>
          <text:p text:style-name="P3"><text:span text:style-name="T1">To display references correctly the fully deployed project folder must<text:line-break/>be selected and F9 </text:span><text:span text:style-name="T2">has to be pressed </text:span><text:span text:style-name="T1">to update.<text:line-break/>When exporting to </text:span><text:span text:style-name="T2">one</text:span><text:span text:style-name="T1"> document cross-references are updated automatically.</text:span></text:p>
          <text:p text:style-name="P2"><text:span text:style-name="T1"/></text:p>
        </text:section>
        <text:p text:style-name="P1"><text:span text:style-name="T1"><text:line-break/><text:line-break/>However, there are some special </text:span><text:span text:style-name="T2">behaviours</text:span><text:span text:style-name="T1">:<text:line-break/>• Since Organon </text:span><text:span text:style-name="T2">doesn't</text:span><text:span text:style-name="T1"> load all files on startup and </text:span><text:span text:style-name="T2">furthermore </text:span><text:span text:style-name="T1">usually only<text:line-break/></text:span><text:span text:style-name="T2">e</text:span><text:span text:style-name="T1">xcerpts of the project are visible, cross-references show after updating<text:line-break/>incorrect page numbers, chapter numbers, position (above / below), or<text:line-break/></text:span><text:span text:style-name="T2">r</text:span><text:span text:style-name="T1">eference numbers.<text:line-break/>• Organon converts cross-references unnoticed by users in</text:span><text:span text:style-name="T2">to</text:span><text:span text:style-name="T1"> bookmarks and user variables. These can be found in the bookmark</text:span><text:span text:style-name="T2">s</text:span><text:span text:style-name="T1"> as "zzOrganonBM" and in the user variables<text:line-break/>as "zzOrganonField". These bookmarks and </text:span><text:span text:style-name="T2">variables</text:span><text:span text:style-name="T1"> should not be affected, of course. </text:span><text:span text:style-name="T2">H</text:span><text:span text:style-name="T1">iding </text:span><text:span text:style-name="T2">them </text:span><text:span text:style-name="T1">from the users was due to possible inadvertent erasure by the user not feasible.<text:line-break/>• When exporting to a document and the .odt format </text:span><text:span text:style-name="T2">references are converted back</text:span><text:span text:style-name="T1"> into ordinary Writer </text:span><text:span text:style-name="T2">references.</text:span><text:span text:style-name="T1"><text:line-break/>• If the project is exported to individual files cross-references </text:span><text:span text:style-name="T2">will show </text:span><text:span text:style-name="T1">an error. </text:span><text:span text:style-name="T2">There's no transformation of bookmarks and variables</text:span><text:span text:style-name="T1">.<text:line-break/><text:line-break/></text:span><text:span text:style-name="T3">Note:</text:span><text:span text:style-name="T1"><text:line-break/>References to chapter numbers </text:span><text:span text:style-name="T2">do </text:span><text:span text:style-name="T1">work in Organon, in Writer </text:span><text:span text:style-name="T2">they don't</text:span><text:span text:style-name="T1"> (A bug in<text:line-break/>Writer). Since Organon converts the references when exporting, </text:span><text:span text:style-name="T2">these references will be lost</text:span><text:span text:style-name="T1">. A note to the user at the corresponding point is still missing.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10:43:54.182000000</dc:date>
    <meta:editing-duration>P0D</meta:editing-duration>
    <meta:editing-cycles>1</meta:editing-cycles>
    <meta:document-statistic meta:table-count="0" meta:image-count="0" meta:object-count="0" meta:page-count="1" meta:paragraph-count="4" meta:word-count="247" meta:character-count="1607" meta:non-whitespace-character-count="1358"/>
    <meta:generator>LibreOffice/5.0.4.2$Windows_x86 LibreOffice_project/2b9802c1994aa0b7dc6079e128979269cf95bc78</meta:generator>
  </office:meta>
</office:document-meta>
</file>